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OutputControl.setSinglepoint( boolean singl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utputControl.setOrientation( int orien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OutputControl.ImageOutputControl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OutputControl.writeToStream( OutputStream 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